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honburi" svg:font-family="Thonburi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Thonburi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ถ้ารันแล้วภาพใม่ขึ้นให้ลองทำการยืดขยายหน้าจ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3.14</meta:generator>
  </office:meta>
</office:document-meta>
</file>